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Code Nerd Font" svg:font-family="'FiraCode Nerd Font'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1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FiraCode Nerd Font" fo:font-size="4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Code Nerd Font" fo:font-size="4pt" style:font-size-asian="8pt" style:font-size-complex="8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FiraCode Nerd Fon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FiraCode Nerd Fon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iraCode Nerd Fon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FiraCode Nerd Font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FiraCode Nerd Font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FiraCode Nerd Fo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column table:style-name="co2" table:number-columns-repeated="16" table:default-cell-style-name="Default"/>
        <table:table-column table:style-name="co1" table:number-columns-repeated="11" table:default-cell-style-name="Default"/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17"/>
          <table:table-cell table:style-name="ce4" table:number-columns-spanned="16" table:number-rows-spanned="1"/>
          <table:covered-table-cell table:number-columns-repeated="15"/>
          <table:table-cell table:number-columns-repeated="11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16"/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: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style-name="ce13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M</text:p>
          </table:table-cell>
          <table:table-cell table:style-name="ce13" table:number-columns-repeated="3"/>
          <table:table-cell table:style-name="ce15"/>
          <table:table-cell table:number-columns-repeated="11"/>
        </table:table-row>
        <table:table-row table:style-name="ro1">
          <table:table-cell table:number-columns-repeated="16"/>
          <table:table-cell table:style-name="ce1" office:value-type="float" office:value="1" calcext:value-type="float">
            <text:p>1</text:p>
          </table:table-cell>
          <table:table-cell table:style-name="ce12"/>
          <table:table-cell table:style-name="ce14"/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c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,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6"/>
          <table:table-cell table:number-columns-repeated="11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16"/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: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style-name="ce13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M</text:p>
          </table:table-cell>
          <table:table-cell table:style-name="ce13" table:number-columns-repeated="3"/>
          <table:table-cell table:style-name="ce15"/>
          <table:table-cell table:number-columns-repeated="11"/>
        </table:table-row>
        <table:table-row table:style-name="ro1">
          <table:table-cell table:number-columns-repeated="16"/>
          <table:table-cell table:style-name="ce1" office:value-type="float" office:value="1" calcext:value-type="float">
            <text:p>1</text:p>
          </table:table-cell>
          <table:table-cell table:style-name="ce12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6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Code Nerd Font" svg:font-family="'FiraCode Nerd Font'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09:09:02.498073768</meta:creation-date>
    <dc:date>2022-12-27T19:25:03.055655080</dc:date>
    <meta:editing-duration>PT5H7M22S</meta:editing-duration>
    <meta:editing-cycles>5</meta:editing-cycles>
    <meta:generator>LibreOffice/7.3.7.2$Linux_X86_64 LibreOffice_project/30$Build-2</meta:generator>
    <meta:document-statistic meta:table-count="1" meta:cell-count="70" meta:object-count="0"/>
  </office:meta>
</office:document-meta>
</file>